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16.529cm"/>
    </style:style>
    <style:style style:name="co3" style:family="table-column">
      <style:table-column-properties fo:break-before="auto" style:column-width="9.313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5eb91e"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5eb91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" office:value-type="string" calcext:value-type="string">
            <text:p>Ideal Time : 5-10 min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1" office:value-type="string" calcext:value-type="string">
            <text:p>Ideal Time : 15-20 mins</text:p>
          </table:table-cell>
          <table:table-cell table:style-name="ce1" office:value-type="string" calcext:value-type="string" table:number-columns-spanned="1" table:number-rows-spanned="2">
            <text:p>5 Questions each Day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Hard</text:p>
          </table:table-cell>
          <table:table-cell table:style-name="ce1" office:value-type="string" calcext:value-type="string">
            <text:p>Ideal Time : 40-60 mins (based on Qs)</text:p>
          </table:table-cell>
          <table:covered-table-cell/>
          <table:table-cell table:style-name="ce1" table:number-columns-repeated="2"/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Question (375)</text:p>
          </table:table-cell>
          <table:table-cell table:style-name="ce4" office:value-type="string" calcext:value-type="string">
            <text:p>Companies</text:p>
          </table:table-cell>
          <table:table-cell table:style-name="ce4" office:value-type="string" calcext:value-type="string">
            <text:p>Remarks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maximum-and-minimum-in-an-array/" xlink:type="simple">Maximum and Minimum Element in an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maximum-subarray/" xlink:type="simple">Maximum-Subarray</text:a></text:p>
          </table:table-cell>
          <table:table-cell table:style-name="ce1" office:value-type="string" calcext:value-type="string">
            <text:p>Microsoft + Facebook Interview Qs</text:p>
          </table:table-cell>
          <table:table-cell table:style-name="ce1" office:value-type="string" calcext:value-type="string">
            <text:p>use Kadane's Algorithm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chocolate-distribution-problem/" xlink:type="simple">Chocolate Distribution Problem</text:a></text:p>
          </table:table-cell>
          <table:table-cell table:style-name="ce1" office:value-type="string" calcext:value-type="string">
            <text:p>Amazon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search-an-element-in-a-sorted-and-pivoted-array/" xlink:type="simple">Search an Element in a Sorted and Pivoted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" office:value-type="string" calcext:value-type="string">
            <text:p>Uber + Goldman Sachs + Adobe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interviewbit.com/problems/repeat-and-missing-number-array/" xlink:type="simple">Repeat and Missing Number Array</text:a></text:p>
          </table:table-cell>
          <table:table-cell table:style-name="ce1" office:value-type="string" calcext:value-type="string">
            <text:p>Amazon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kth-largest-element-in-an-array/" xlink:type="simple">Kth-Largest Element in an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1" office:value-type="string" calcext:value-type="string">
            <text:p>Samsung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product-of-array-except-self/" xlink:type="simple">Product of Array Except Self</text:a></text:p>
          </table:table-cell>
          <table:table-cell table:style-name="ce1" office:value-type="string" calcext:value-type="string">
            <text:p>Microsoft + Facebook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maximum-product-subarray/" xlink:type="simple">Maximum Product Sub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find-minimum-in-rotated-sorted-array/" xlink:type="simple">Find Minimum in Rotated Sorted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1" office:value-type="string" calcext:value-type="string">
            <text:p>Microsoft + Google + Apple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3sum/" xlink:type="simple">3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leetcode.com/problems/container-with-most-water/" xlink:type="simple">Container With Most Water</text:a></text:p>
          </table:table-cell>
          <table:table-cell table:style-name="ce1" office:value-type="string" calcext:value-type="string">
            <text:p>Flipkart + Dunzo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given-a-sorted-and-rotated-array-find-if-there-is-a-pair-with-a-given-sum/" xlink:type="simple">Given Sum Pair</text:a></text:p>
          </table:table-cell>
          <table:table-cell table:style-name="ce1" office:value-type="string" calcext:value-type="string">
            <text:p>Infosys + Amazon + Flipkart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practice.geeksforgeeks.org/problems/kth-smallest-element5635/1" xlink:type="simple">Kth - Smallest Elemen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merging-intervals/" xlink:type="simple">Merge Overlapping Intervals</text:a></text:p>
          </table:table-cell>
          <table:table-cell table:style-name="ce1" office:value-type="string" calcext:value-type="string">
            <text:p>Google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find-minimum-number-of-merge-operations-to-make-an-array-palindrome/" xlink:type="simple">Find Minimum Number of Merge Operations to Make an Array Palindrom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given-an-array-of-numbers-arrange-the-numbers-to-form-the-biggest-number/" xlink:type="simple">Given an Array of Numbers Arrange the Numbers to Form the Biggest Number</text:a></text:p>
          </table:table-cell>
          <table:table-cell table:style-name="ce1" office:value-type="string" calcext:value-type="string">
            <text:p>Barclays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space-optimization-using-bit-manipulations/" xlink:type="simple">Space Optimization Using Bit Manipulation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longest-subarray-sum-divisible-k/" xlink:type="simple">Subarray Sum Divisible K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print-all-possible-combinations-of-r-elements-in-a-given-array-of-size-n/" xlink:type="simple">Print all Possible Combinations of r Elements in a Given Array of Size 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Arrays</text:p>
          </table:table-cell>
          <table:table-cell table:style-name="ce7" office:value-type="string" calcext:value-type="string">
            <text:p><text:a xlink:href="https://www.geeksforgeeks.org/mos-algorithm-query-square-root-decomposition-set-1-introduction/" xlink:type="simple">Mo's Algorithm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valid-anagram/" xlink:type="simple">Valid Anagra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1" office:value-type="string" calcext:value-type="string">
            <text:p>Google Interview Qs</text:p>
          </table:table-cell>
          <table:table-cell table:style-name="ce1" office:value-type="string" calcext:value-type="string">
            <text:p>use Stacks (if possible)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practice.geeksforgeeks.org/problems/consecutive-elements2306/1" xlink:type="simple">Remove Consecutive Character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1" office:value-type="string" calcext:value-type="string">
            <text:p>Adobe + Grofers + Dunzo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www.geeksforgeeks.org/convert-sentence-equivalent-mobile-numeric-keypad-sequence/" xlink:type="simple">Convert a Sentence into its Equivalent Mobile Numeric Keypad Sequen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www.geeksforgeeks.org/print-all-the-duplicates-in-the-input-string/" xlink:type="simple">Print all the Duplicates in the Input String</text:a></text:p>
          </table:table-cell>
          <table:table-cell table:style-name="ce1" office:value-type="string" calcext:value-type="string">
            <text:p>Ola + Amdocs IQ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1" office:value-type="string" calcext:value-type="string">
            <text:p>Morgan Stanley + Amazon IQ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group-anagrams/" xlink:type="simple">Group Anagrams</text:a></text:p>
          </table:table-cell>
          <table:table-cell table:style-name="ce1" office:value-type="string" calcext:value-type="string">
            <text:p>Samsung + Adobe + Amazon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" office:value-type="string" calcext:value-type="string">
            <text:p>Microsoft + Google + Samsung + Visa IQ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palindromic-substrings/" xlink:type="simple">Palindromic Substrings</text:a></text:p>
          </table:table-cell>
          <table:table-cell table:style-name="ce1" office:value-type="string" calcext:value-type="string">
            <text:p>Microsoft IQ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practice.geeksforgeeks.org/problems/next-permutation5226/1" xlink:type="simple">Next Permutat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practice.geeksforgeeks.org/problems/count-palindromic-subsequences/1" xlink:type="simple">Count Palindromic Subsequences </text:a></text:p>
          </table:table-cell>
          <table:table-cell table:style-name="ce1" office:value-type="string" calcext:value-type="string">
            <text:p>Myntra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practice.geeksforgeeks.org/problems/smallest-window-in-a-string-containing-all-the-characters-of-another-string-1587115621/1" xlink:type="simple">Smallest Window in a String Containing all the Characters of Another String</text:a></text:p>
          </table:table-cell>
          <table:table-cell table:style-name="ce1" office:value-type="string" calcext:value-type="string">
            <text:p>Microsoft + Amazon IQ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practice.geeksforgeeks.org/problems/wildcard-string-matching1126/1" xlink:type="simple">Wildcard String Matching</text:a></text:p>
          </table:table-cell>
          <table:table-cell table:style-name="ce1" office:value-type="string" calcext:value-type="string">
            <text:p>Microsoft + Amazon + Ola IQ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practice.geeksforgeeks.org/problems/longest-prefix-suffix2527/1" xlink:type="simple">Longest Prefix Suffix</text:a></text:p>
          </table:table-cell>
          <table:table-cell table:style-name="ce1" office:value-type="string" calcext:value-type="string">
            <text:p>Flipkart + Swiggy IQ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www.geeksforgeeks.org/rabin-karp-algorithm-for-pattern-searching/" xlink:type="simple">Rabin-Karp Algorithm for Pattern Search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www.geeksforgeeks.org/boyer-moore-algorithm-for-pattern-searching/" xlink:type="simple">Boyer Moore Algorithm for Pattern Search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rings</text:p>
          </table:table-cell>
          <table:table-cell table:style-name="ce7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1"/>
          <table:table-cell table:style-name="ce1" office:value-type="string" calcext:value-type="string">
            <text:p>use Dynamic Programming</text:p>
          </table:table-cell>
          <table:table-cell table:style-name="ce1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www.geeksforgeeks.org/zigzag-or-diagonal-traversal-of-matrix/" xlink:type="simple">Zigzag (or diagonal) Traversal of Matrix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leetcode.com/problems/set-matrix-zeroes/" xlink:type="simple">Set Matrix Zero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leetcode.com/problems/spiral-matrix/" xlink:type="simple">Spiral Matrix</text:a></text:p>
          </table:table-cell>
          <table:table-cell table:style-name="ce1" office:value-type="string" calcext:value-type="string">
            <text:p>Flipkart + Apple + Societe Generale IQ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leetcode.com/problems/rotate-image/" xlink:type="simple">Rotate Imag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leetcode.com/problems/word-search/" xlink:type="simple">Word Search</text:a></text:p>
          </table:table-cell>
          <table:table-cell table:style-name="ce1" office:value-type="string" calcext:value-type="string">
            <text:p>Google + Ola + Goldman Sachs IQ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www.geeksforgeeks.org/find-number-of-islands/" xlink:type="simple">Find the Number of Islands | Set 1 (Using DFS)</text:a></text:p>
          </table:table-cell>
          <table:table-cell table:style-name="ce1" office:value-type="string" calcext:value-type="string">
            <text:p>Microsoft + Uber + Apple + Amazon IQ</text:p>
          </table:table-cell>
          <table:table-cell table:style-name="ce1" office:value-type="string" calcext:value-type="string">
            <text:p>Read about DFS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www.geeksforgeeks.org/given-matrix-o-x-replace-o-x-surrounded-x/" xlink:type="simple">Given a Matrix of ‘O’ and ‘X’, Replace ‘O’ with ‘X’ if Surrounded by ‘X’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www.geeksforgeeks.org/find-common-element-rows-row-wise-sorted-matrix/" xlink:type="simple">Find a Common Element in all Rows of a Given Row-Wise Sorted Matrix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www.geeksforgeeks.org/create-a-matrix-with-alternating-rectangles-of-0-and-x/" xlink:type="simple">Create a Matrix with Alternating Rectangles of O and X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2D Arrays</text:p>
          </table:table-cell>
          <table:table-cell table:style-name="ce7" office:value-type="string" calcext:value-type="string">
            <text:p><text:a xlink:href="https://www.geeksforgeeks.org/maximum-size-rectangle-binary-sub-matrix-1s/" xlink:type="simple">Maximum Size Rectangle of all 1s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permute-two-arrays-sum-every-pair-greater-equal-k/" xlink:type="simple">Permute Two Arrays such that Sum of Every Pair is Greater or Equal to K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counting-sort/" xlink:type="simple">counting sor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find-common-elements-three-sorted-arrays/" xlink:type="simple">find common elements three sorted array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ceiling-in-a-sorted-array/" xlink:type="simple">ceiling in a sorted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find-a-pair-with-the-given-difference/" xlink:type="simple">Piar with given differen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majority-element/" xlink:type="simple">majority elemen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count-triplets-with-sum-smaller-that-a-given-value/" xlink:type="simple">count triplets with sum smaller that a given valu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maximum-sum-such-that-no-two-elements-are-adjacent/" xlink:type="simple">Maximum Sum Subsequence with no adjacent elemen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merge-two-sorted-arrays-o1-extra-space/" xlink:type="simple">Merge Sorted Arrays using O(1) Spa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practice.geeksforgeeks.org/problems/inversion-of-array-1587115620/1" xlink:type="simple">Inversion of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find-duplicates-in-on-time-and-constant-extra-space/" xlink:type="simple">Find Duplicates in O(n) Time and O(1) Extra Space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radix-sort/" xlink:type="simple">Radix Sor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a-product-array-puzzle/" xlink:type="simple">Product of Array except itself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make-array-elements-equal-minimum-cost/" xlink:type="simple">Make all Array Elements Equa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check-reversing-sub-array-make-array-sorted/" xlink:type="simple">Check if Reversing a Sub Array Make the Array Sorted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find-four-elements-that-sum-to-a-given-value-set-2/" xlink:type="simple">Find Four Elements that Sum to a Given Valu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median-of-two-sorted-arrays-of-different-sizes/" xlink:type="simple">Median of Two Sorted Array with Different Siz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median-of-stream-of-integers-running-integers/" xlink:type="simple">Median of Stream of Integers Running Integer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print-all-subarrays-with-0-sum/" xlink:type="simple">Print Subarrays with 0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spoj.com/problems/AGGRCOW/" xlink:type="simple">Aggressive Cow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practice.geeksforgeeks.org/problems/allocate-minimum-number-of-pages0937/1" xlink:type="simple">Allocate Minimum number of Pag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arching &amp; Sorting</text:p>
          </table:table-cell>
          <table:table-cell table:style-name="ce7" office:value-type="string" calcext:value-type="string">
            <text:p><text:a xlink:href="https://www.geeksforgeeks.org/minimum-number-swaps-required-sort-array/" xlink:type="simple">Minimum Swaps to Sort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backttracking-set-2-rat-in-a-maze/" xlink:type="simple">Backtracking Set 2 Rat in a Maz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combinational-sum/" xlink:type="simple">Combinational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hackerrank.com/challenges/crossword-puzzle/problem" xlink:type="simple">Crossword-Puzzl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practice.geeksforgeeks.org/problems/solve-the-sudoku-1587115621/1" xlink:type="simple">Solve the Sudoku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backtracking-set-1-the-knights-tour-problem/" xlink:type="simple">Knight Tou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backtracking-set-7-suduku/" xlink:type="simple">Soduko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remove-invalid-parentheses/" xlink:type="simple">Remove Invalid Parenthes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word-break-problem-using-backtracking/" xlink:type="simple">Word Break Problem using Backtrack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print-palindromic-partitions-string/" xlink:type="simple">Print all Palindromic Partitions of a Str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partition-set-k-subsets-equal-sum/" xlink:type="simple">Partition of Set into K Subsets with Equal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backtracking-set-7-hamiltonian-cycle/" xlink:type="simple">Backtracking set-7 hamiltonian cycl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tug-of-war/" xlink:type="simple">tug-of-wa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find-maximum-number-possible-by-doing-at-most-k-swaps/" xlink:type="simple">Maximum Possible Number by doing at most K swap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backtracking-set-8-solving-cryptarithmetic-puzzles/" xlink:type="simple">Backtracking set-8 solving cryptarithmetic puzzl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geeksforgeeks.org/find-paths-from-corner-cell-to-middle-cell-in-maze/" xlink:type="simple">Find paths from corner cell to middle cell in maz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acktracking</text:p>
          </table:table-cell>
          <table:table-cell table:style-name="ce7" office:value-type="string" calcext:value-type="string">
            <text:p><text:a xlink:href="https://www.hackerrank.com/challenges/arithmetic-expressions/problem" xlink:type="simple">Arithmetic Expressions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leetcode.com/problems/merge-two-sorted-lists/" xlink:type="simple">Merge Two Sorted Lis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given-only-a-pointer-to-a-node-to-be-deleted-in-a-singly-linked-list-how-do-you-delete-it/" xlink:type="simple">Delete without Head nod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remove-duplicates-from-an-unsorted-linked-list/" xlink:type="simple">Remove duplicates from an unsorted linked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sort-a-linked-list-of-0s-1s-or-2s/" xlink:type="simple">Sort a linked list of 0s-1s-or-2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multiply-two-numbers-represented-linked-lists/" xlink:type="simple">Multiply two numbers represented linked lis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leetcode.com/problems/remove-nth-node-from-end-of-list/" xlink:type="simple">Remove nth node from end of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leetcode.com/problems/reorder-list/" xlink:type="simple">Reorder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detect-and-remove-loop-in-a-linked-list/" xlink:type="simple">Detect and remove loop in a linked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write-a-function-to-get-the-intersection-point-of-two-linked-lists/" xlink:type="simple">Write a Function to get the Intersection Point of two Linked Lis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flatten-a-linked-list-with-next-and-child-pointers/" xlink:type="simple">Flatten a linked list with next and child pointer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linked-list-in-zig-zag-fashion/" xlink:type="simple">Linked list in zig-zag fash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practice.geeksforgeeks.org/problems/reverse-a-doubly-linked-list/1" xlink:type="simple">Reverse a doubly linked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delete-nodes-which-have-a-greater-value-on-right-side/" xlink:type="simple">Delete nodes which have a greater value on right sid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segregate-even-and-odd-elements-in-a-linked-list/" xlink:type="simple">Segregate even and odd Elements in a Linked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point-to-next-higher-value-node-in-a-linked-list-with-an-arbitrary-pointer/" xlink:type="simple">Point to next higher value node in a linked list with an Arbitrary Point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rearrange-a-given-linked-list-in-place/" xlink:type="simple">Rearrange a given linked list in pla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sort-biotonic-doubly-linked-list/" xlink:type="simple">Sort Biotonic Doubly Linked Lis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merge-sort-for-linked-list/" xlink:type="simple">Merge sort for linked list</text:a></text:p>
          </table:table-cell>
          <table:table-cell table:style-name="ce1"/>
          <table:table-cell table:style-name="ce1" office:value-type="string" calcext:value-type="string">
            <text:p>Important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quicksort-on-singly-linked-list/" xlink:type="simple">Quicksort on singly-linked list</text:a></text:p>
          </table:table-cell>
          <table:table-cell table:style-name="ce1"/>
          <table:table-cell table:style-name="ce1" office:value-type="string" calcext:value-type="string">
            <text:p>Important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sum-of-two-linked-lists/" xlink:type="simple">Sum of two linked lis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flattening-a-linked-list/" xlink:type="simple">Flattening a linked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a-linked-list-with-next-and-arbit-pointer/" xlink:type="simple">Clone a linked list with next and random Point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Linked List</text:p>
          </table:table-cell>
          <table:table-cell table:style-name="ce7" office:value-type="string" calcext:value-type="string">
            <text:p><text:a xlink:href="https://www.geeksforgeeks.org/subtract-two-numbers-represented-as-linked-lists/" xlink:type="simple">Subtract two numbers represented as linked lists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implement-two-stacks-in-an-array/" xlink:type="simple">Implement two stacks in an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stack-set-4-evaluation-postfix-expression/" xlink:type="simple">Evaluation of Postfix Express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leetcode.com/problems/implement-stack-using-queues/" xlink:type="simple">Implement Stack using Queu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practice.geeksforgeeks.org/problems/queue-reversal/1" xlink:type="simple">Queue Reversa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implement-stack-queue-using-deque/" xlink:type="simple">Implement Stack Queue using Dequ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practice.geeksforgeeks.org/problems/reverse-first-k-elements-of-queue/1" xlink:type="simple">Reverse first k elements of queu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design-a-stack-with-find-middle-operation/" xlink:type="simple">Design Stack with Middle Operat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stack-set-2-infix-to-postfix/" xlink:type="simple">Infix to Postfix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design-and-implement-special-stack-data-structure/" xlink:type="simple">Design and Implement Special stack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length-of-the-longest-valid-substring/" xlink:type="simple">Longest Valid Str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find-expression-duplicate-parenthesis-not/" xlink:type="simple">Find if an expression has duplicate parenthesis or no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stack-permutations-check-if-an-array-is-stack-permutation-of-other/" xlink:type="simple">Stack permutations check if an array is stack permutation of oth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count-natural-numbers-whose-permutation-greater-number/" xlink:type="simple">Count natural numbers whose permutation greater numb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sort-a-stack-using-recursion/" xlink:type="simple">Sort a stack using Recurs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queue-based-approach-for-first-non-repeating-character-in-a-stream/" xlink:type="simple">Queue based approach for first non repeating character in a strea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practice.geeksforgeeks.org/problems/next-larger-element-1587115620/1" xlink:type="simple">Next larger Elemen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practice.geeksforgeeks.org/problems/distance-of-nearest-cell-having-1-1587115620/1" xlink:type="simple">Distance of nearest cel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practice.geeksforgeeks.org/problems/rotten-oranges2536/1" xlink:type="simple">Rotten-orang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practice.geeksforgeeks.org/problems/circular-tour/1" xlink:type="simple">Circular-tou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efficiently-implement-k-stacks-single-array/" xlink:type="simple">Efficiently implement k-stacks single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://geeksforgeeks.org/the-celebrity-problem/" xlink:type="simple">The celebrity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iterative-tower-of-hanoi/" xlink:type="simple">Iterative tower of hanoi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find-the-maximum-of-minimums-for-every-window-size-in-a-given-array/" xlink:type="simple">Find the maximum of minimums for every window size in a given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lru-cache-implementation/" xlink:type="simple">lru cache implementat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find-a-tour-that-visits-all-stations/" xlink:type="simple">Find a tour that visits all stations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activity-selection-problem-greedy-algo-1/" xlink:type="simple">Activity selection problem greedy algo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greedy-algorithm-to-find-minimum-number-of-coins/" xlink:type="simple">Greedy algorithm to find minimum number of coin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minimum-sum-two-numbers-formed-digits-array-2/" xlink:type="simple">Minimum sum two numbers formed digits array-2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minimum-sum-absolute-difference-pairs-two-arrays/" xlink:type="simple">Minimum sum absolute difference pairs two array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find-maximum-height-pyramid-from-the-given-array-of-objects/" xlink:type="simple">Find maximum height pyramid from the given array of objec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minimum-cost-for-acquiring-all-coins-with-k-extra-coins-allowed-with-every-coin/" xlink:type="simple">Minimum cost for acquiring all coins with k extra coins allowed with every coi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://geeksforgeeks.org/find-maximum-sum-possible-equal-sum-three-stacks/" xlink:type="simple">Find maximum equal sum of every three stack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job-sequencing-problem/" xlink:type="simple">Job sequencing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greedy-algorithm-egyptian-fraction/" xlink:type="simple">Greedy algorithm egyptian fract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fractional-knapsack-problem/" xlink:type="simple">Fractional knapsack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maximum-length-chain-of-pairs-dp-20/" xlink:type="simple">Maximum length chain of pair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find-smallest-number-with-given-number-of-digits-and-digit-sum/" xlink:type="simple">Find smallest number with given number of digits and digit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maximize-sum-consecutive-differences-circular-array/" xlink:type="simple">Maximize sum of consecutive differences circular-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paper-cut-minimum-number-squares/" xlink:type="simple">paper-cut minimum number squar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://geeksforgeeks.org/lexicographically-smallest-array-k-consecutive-swaps/" xlink:type="simple">Lexicographically smallest array-k consecutive swap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spoj.com/problems/CHOCOLA/" xlink:type="simple">Problems-CHOCOLA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find-minimum-time-to-finish-all-jobs-with-given-constraints/" xlink:type="simple">Find minimum time to finish all jobs with given constrain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job-sequencing-using-disjoint-set-union/" xlink:type="simple">Job sequencing using disjoint set un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rearrange-characters-string-no-two-adjacent/" xlink:type="simple">Rearrange characters string such that no two adjacent are sam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minimum-edges-reverse-make-path-source-destination/" xlink:type="simple">Minimum edges to reverse to make path from a source to a destinat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eedy</text:p>
          </table:table-cell>
          <table:table-cell table:style-name="ce7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leetcode.com/problems/maximum-depth-of-binary-tree/" xlink:type="simple">Maximum Depth of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left-view-of-binary-tree/1" xlink:type="simple">Left View of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right-view-of-binary-tree/1" xlink:type="simple">Right View of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zigzag-tree-traversal/1" xlink:type="simple">ZigZag Tree Traversa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www.geeksforgeeks.org/create-a-mirror-tree-from-the-given-binary-tree/" xlink:type="simple">Create a mirror tree from the given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leaf-at-same-level/1" xlink:type="simple">Leaf at same leve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check-for-balanced-tree/1" xlink:type="simple">Check for Balanced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transform-to-sum-tree/1" xlink:type="simple">Transform to Sum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check-if-tree-is-isomorphic/1" xlink:type="simple">Check if Tree is Isomorphic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leetcode.com/problems/same-tree/" xlink:type="simple">Same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leetcode.com/problems/construct-binary-tree-from-preorder-and-inorder-traversal/" xlink:type="simple">Construct Binary Tree from Preorder and Inorder Traversa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height-of-binary-tree/1" xlink:type="simple">Height of Binary Tree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diameter-of-binary-tree/1" xlink:type="simple">Diameter of a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top-view-of-binary-tree/1" xlink:type="simple">Top View of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bottom-view-of-binary-tree/1" xlink:type="simple">Bottom View of Binary Tree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www.geeksforgeeks.org/diagonal-traversal-of-binary-tree/" xlink:type="simple">Diagonal Traversal of Binary Tree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boundary-traversal-of-binary-tree/1" xlink:type="simple">Boundary Traversal of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www.geeksforgeeks.org/construct-binary-tree-string-bracket-representation/" xlink:type="simple">Construct Binary Tree from String with Bracke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Minimum swap required to convert binary tree to binary search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duplicate-subtree-in-binary-tree/1" xlink:type="simple">Duplicate subtree in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www.geeksforgeeks.org/check-given-graph-tree/#:~:text=Since%20the%20graph%20is%20undirected,graph%20is%20connected%2C%20otherwise%20not." xlink:type="simple">Check if a given graph is tree or no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lowest-common-ancestor-in-a-binary-tree/1" xlink:type="simple">Lowest Common Ancestor in a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min-distance-between-two-given-nodes-of-a-binary-tree/1" xlink:type="simple">Min distance between two given nodes of a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duplicate-subtrees/1" xlink:type="simple">Duplicate Subtre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www.geeksforgeeks.org/kth-ancestor-node-binary-tree-set-2/" xlink:type="simple">Kth ancestor of a node in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leetcode.com/problems/serialize-and-deserialize-binary-tree/" xlink:type="simple">Serialize and Deserialize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practice.geeksforgeeks.org/problems/binary-tree-to-dll/1" xlink:type="simple">Binary Tree to DL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Trees</text:p>
          </table:table-cell>
          <table:table-cell table:style-name="ce7" office:value-type="string" calcext:value-type="string">
            <text:p><text:a xlink:href="https://www.geeksforgeeks.org/print-k-sum-paths-binary-tree/" xlink:type="simple">Print all k-sum paths in a binary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leetcode.com/problems/lowest-common-ancestor-of-a-binary-search-tree/" xlink:type="simple">Lowest Common Ancestor of a Binary Search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www.geeksforgeeks.org/binary-search-tree-set-1-search-and-insertion/" xlink:type="simple">Binary Search Tree | Set 1 (Search and Insertion)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minimum-element-in-bst/1" xlink:type="simple">Minimum element in BST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predecessor-and-successor/1" xlink:type="simple">Predecessor and Successo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binary-tree-to-bst/1" xlink:type="simple">Binary Tree to B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kth-largest-element-in-bst/1" xlink:type="simple">Kth largest element in BST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leetcode.com/problems/kth-smallest-element-in-a-bst/" xlink:type="simple">Kth Smallest Element in a B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leetcode.com/problems/delete-node-in-a-bst/" xlink:type="simple">Delete Node in a B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preorder-to-postorder4423/1" xlink:type="simple">Preorder to Postord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count-bst-nodes-that-lie-in-a-given-range/1" xlink:type="simple">Count BST nodes that lie in a given range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populate-inorder-successor-for-all-nodes/1" xlink:type="simple">Populate Inorder Successor for all Nod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www.geeksforgeeks.org/convert-normal-bst-balanced-bst/" xlink:type="simple">Convert Normal BST to Balanced B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www.geeksforgeeks.org/merge-two-balanced-binary-search-trees/" xlink:type="simple">Merge two BS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www.geeksforgeeks.org/given-n-appointments-find-conflicting-appointments/" xlink:type="simple">Given n appointments, find all conflicting appointmen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www.geeksforgeeks.org/replace-every-element-with-the-least-greater-element-on-its-right/" xlink:type="simple">Replace every elemen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www.geeksforgeeks.org/construct-bst-from-given-preorder-traversa/" xlink:type="simple">Construct BST from given preorder traversa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www.geeksforgeeks.org/find-median-bst-time-o1-space/" xlink:type="simple">Find median of BST in O(n) time and O(1) spa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www.geeksforgeeks.org/largest-bst-binary-tree-set-2/" xlink:type="simple">Largest BST in a Binary Tree</text:a></text:p>
          </table:table-cell>
          <table:table-cell table:style-name="ce1"/>
          <table:table-cell table:style-name="ce1" office:value-type="string" calcext:value-type="string">
            <text:p>Important</text:p>
          </table:table-cell>
          <table:table-cell table:style-name="ce1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k-numbers-difference-maximum-minimum-k-number-minimized/" xlink:type="simple">Choose k array elements such that difference of maximum and minimum is minimized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heap-sort/" xlink:type="simple">Heap Sor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leetcode.com/problems/top-k-frequent-elements/" xlink:type="simple">Top K Frequent Elemen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k-largestor-smallest-elements-in-an-array/" xlink:type="simple">k largest elements in an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next-greater-element/" xlink:type="simple">Next Greater Elemen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kth-smallestlargest-element-unsorted-array/" xlink:type="simple">K’th Smallest/Largest Element in Unsorted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find-the-maximum-repeating-number-in-ok-time/" xlink:type="simple">Find the maximum repeating number in O(n) time and O(1) extra spa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k-th-smallest-element-removing-integers-natural-numbers/" xlink:type="simple">K-th smallest element after removing some integers from natural number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find-k-closest-elements-given-value/" xlink:type="simple">Find k closest elements to a given valu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kth-largest-element-in-a-stream/" xlink:type="simple">K’th largest element in a strea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connect-n-ropes-minimum-cost/" xlink:type="simple">Connect Rop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cuckoo-hashing/" xlink:type="simple">Cuckoo Hash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find-itinerary-from-a-given-list-of-tickets/" xlink:type="simple">Itinerary from a List of Ticke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://geeksforgeeks.org/find-the-largest-subarray-with-0-sum/" xlink:type="simple">Largest Subarray with 0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count-distinct-elements-in-every-window-of-size-k/" xlink:type="simple">Count distinct elements in every window of size k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group-shifted-string/" xlink:type="simple">Group Shifted String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sliding-window-maximum-maximum-of-all-subarrays-of-size-k/" xlink:type="simple">Sliding Window Maxim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find-the-smallest-positive-number-missing-from-an-unsorted-array/" xlink:type="simple">Find the smallest positive numb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find-surpasser-count-of-each-element-in-array/" xlink:type="simple">Find Surpasser Count of each element in arra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tournament-tree-and-binary-heap/" xlink:type="simple">Tournament Tree and Binary Heap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online-algorithm-for-checking-palindrome-in-a-stream/" xlink:type="simple">Check for palindrom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length-largest-subarray-contiguous-elements-set-2/" xlink:type="simple">Length of the largest subarray with contiguous elemen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palindrome-substring-queries/" xlink:type="simple">Palindrome Substring Queri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subarrays-distinct-elements/" xlink:type="simple">Subarray distinct elemen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find-recurring-sequence-fraction/" xlink:type="simple">Find the recurring funct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Heaps &amp; Hashing</text:p>
          </table:table-cell>
          <table:table-cell table:style-name="ce7" office:value-type="string" calcext:value-type="string">
            <text:p><text:a xlink:href="https://www.geeksforgeeks.org/k-maximum-sum-combinations-two-arrays/" xlink:type="simple">K maximum sum combinations from two arrays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bfs-traversal-of-graph/1" xlink:type="simple">BF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depth-first-search-or-dfs-for-a-graph/" xlink:type="simple">DF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leetcode.com/problems/flood-fill/" xlink:type="simple">Flood Fill Algorith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number-of-triangles-in-directed-and-undirected-graphs/" xlink:type="simple">Number of Triangl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detect-cycle-in-a-graph/" xlink:type="simple">Detect cycle in a graph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detect-cycle-in-an-undirected-graph/1" xlink:type="simple">Detect cycle in an undirected graph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steps-by-knight5927/1" xlink:type="simple">Steps by Knigh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leetcode.com/problems/clone-graph/" xlink:type="simple">Clone graph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leetcode.com/problems/number-of-operations-to-make-network-connected/" xlink:type="simple">Number of Operations to Make Network Connected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dijkstras-shortest-path-algorithm-greedy-algo-7/" xlink:type="simple">Dijkstra’s shortest path algorith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topological-sort/1" xlink:type="simple">Topological Sor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find-the-number-of-islands/1" xlink:type="simple">Find the number of island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prims-minimum-spanning-tree-mst-greedy-algo-5/" xlink:type="simple">Prim's Algo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negative-weight-cycle3504/1" xlink:type="simple">Negative Weighted Cycl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implementing-floyd-warshall2042/1" xlink:type="simple">Floyd Warshall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graph-coloring-applications/#:~:text=Graph%20coloring%20problem%20is%20to,are%20colored%20using%20same%20color." xlink:type="simple">Graph Color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leetcode.com/problems/snakes-and-ladders/" xlink:type="simple">Snakes and Ladder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strongly-connected-components-kosarajus-algo/1" xlink:type="simple">Kosaraju's Theor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hackerrank.com/challenges/journey-to-the-moon/problem" xlink:type="simple">Journey to mo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vertex-cover-problem-set-1-introduction-approximate-algorithm-2/" xlink:type="simple">Vertex Cov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detect-negative-cycle-graph-bellman-ford/" xlink:type="simple">Bellman Ford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bipartite-graph/" xlink:type="simple">Bipartitie Graph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leetcode.com/problems/word-ladder/" xlink:type="simple">Word-Ladd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practice.geeksforgeeks.org/problems/alien-dictionary/1" xlink:type="simple">Allen Dictionary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kruskals-minimum-spanning-tree-algorithm-greedy-algo-2/" xlink:type="simple">Kruskals MST</text:a></text:p>
          </table:table-cell>
          <table:table-cell table:style-name="ce1"/>
          <table:table-cell table:style-name="ce1" office:value-type="string" calcext:value-type="string">
            <text:p>Important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total-number-spanning-trees-graph/" xlink:type="simple">Total number spanning trees graph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travelling-salesman-problem-set-1/" xlink:type="simple">Travelling Salesman</text:a></text:p>
          </table:table-cell>
          <table:table-cell table:style-name="ce1"/>
          <table:table-cell table:style-name="ce1" office:value-type="string" calcext:value-type="string">
            <text:p>Important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find-longest-path-directed-acyclic-graph/" xlink:type="simple">Find longest path directed acyclic graph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minimize-cash-flow-among-given-set-friends-borrowed-money/" xlink:type="simple">Minimise the cash flow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chinese-postman-route-inspection-set-1-introduction/" xlink:type="simple">Chinese postma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water-jug-problem-using-bfs/" xlink:type="simple">Water Jug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Graphs</text:p>
          </table:table-cell>
          <table:table-cell table:style-name="ce7" office:value-type="string" calcext:value-type="string">
            <text:p><text:a xlink:href="https://www.geeksforgeeks.org/water-jug-problem-using-bfs/" xlink:type="simple">Water Jug 2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7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7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7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7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7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Tries</text:p>
          </table:table-cell>
          <table:table-cell table:style-name="ce7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knapsack-with-duplicate-items4201/1" xlink:type="simple">Knapsack with Duplicate Item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bbt-counter4914/1" xlink:type="simple">BBT count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reach-a-given-score-1587115621/1" xlink:type="simple">Reach a given scor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climbing-stairs/" xlink:type="simple">Climbing Stair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permutation-coefficient/" xlink:type="simple">Permutation Coefficien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longest-repeating-subsequence2004/1" xlink:type="simple">Longest Repeating Subsequen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pairs-with-specific-difference1533/1" xlink:type="simple">Pairs with specific difference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longest-subsequence-such-that-difference-between-adjacents-is-one4724/1" xlink:type="simple">Longest subsequence-1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coin-change/" xlink:type="simple">Coin Chang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longest-increasing-subsequence/" xlink:type="simple">LI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longest-common-subsequence/" xlink:type="simple">Longest Common Subsequen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word-break/" xlink:type="simple">Word Break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combination-sum-iv/" xlink:type="simple">Combination Sum IV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house-robber/" xlink:type="simple">House Robb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house-robber-ii/" xlink:type="simple">Houe Robber 2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decode-ways/" xlink:type="simple">Decode Way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unique-paths/" xlink:type="simple">Unique Path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jump-game/" xlink:type="simple">Jumps Gam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0-1-knapsack-problem0945/1" xlink:type="simple">Knapsack Proble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ncr1019/1" xlink:type="simple">nC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program-nth-catalan-number/" xlink:type="simple">Catalan Numb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subset-sum-problem2014/1" xlink:type="simple">Subset Sum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gold-mine-problem/" xlink:type="simple">Gold min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assembly-line-scheduling-dp-34/" xlink:type="simple">Assembly Line Schedul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cutted-segments1642/1" xlink:type="simple">Maximize The Cut Segmen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maximum-sum-increasing-subsequence4749/1" xlink:type="simple">Maximum sum increasing subsequence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maximum-subsequence-sum-such-that-no-three-are-consecutive/" xlink:type="simple">Maximum sum increasing subsequen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egg-dropping-puzzle-1587115620/1" xlink:type="simple">Egg dropping puzzl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max-length-chain/1" xlink:type="simple">Max length chai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largest-square-formed-in-a-matrix0806/1" xlink:type="simple">Largest Square in Matrix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path-in-matrix3805/1" xlink:type="simple">Maximum Path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minimum-number-of-jumps-1587115620/1" xlink:type="simple">Minimum Number of Jump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://geeksforgeeks.org/minimum-removals-array-make-max-min-k/" xlink:type="simple">Minimum removals from array to make max – min &lt;= K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longest-common-substring1452/1" xlink:type="simple">Longest Common Substr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longest-palindromic-subsequence-dp-12/" xlink:type="simple">Longest Palindromic Subsequn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count-palindromic-subsequences/1" xlink:type="simple">Count Palindromic Subsequence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longest-alternating-subsequence5951/1" xlink:type="simple">Longest Alternating Sequen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coin-game-winner-every-player-three-choices/" xlink:type="simple">Coin Gam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count-derangements-permutation-such-that-no-element-appears-in-its-original-position/" xlink:type="simple">Coin Game Winn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optimal-strategy-for-a-game-1587115620/1" xlink:type="simple">Optimal Strategy for a gam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practice.geeksforgeeks.org/problems/mobile-numeric-keypad5456/1" xlink:type="simple">Mobile numeric keypad 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matrix-chain-multiplication-dp-8/" xlink:type="simple">Matrix Chain Multiplicatio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maximum-profit-by-buying-and-selling-a-share-at-most-twice/" xlink:type="simple">Maximum profit by buying and selling a share at most twic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optimal-binary-search-tree-dp-24/" xlink:type="simple">Optimal BS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largest-rectangular-sub-matrix-whose-sum-0/" xlink:type="simple">Largest Submatrix with sum 0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DP</text:p>
          </table:table-cell>
          <table:table-cell table:style-name="ce7" office:value-type="string" calcext:value-type="string">
            <text:p><text:a xlink:href="https://www.geeksforgeeks.org/largest-area-rectangular-sub-matrix-equal-number-1s-0s/" xlink:type="simple">Largest area rectangular sub-matrix with equal number of 1’s and 0’s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Bit Manipulation</text:p>
          </table:table-cell>
          <table:table-cell table:style-name="ce7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1" table:number-columns-repeated="3"/>
          <table:table-cell table:number-columns-repeated="1019"/>
        </table:table-row>
        <table:table-row table:style-name="ro3" table:number-rows-repeated="2">
          <table:table-cell table:style-name="ce5"/>
          <table:table-cell table:style-name="ce7"/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gment Trees</text:p>
          </table:table-cell>
          <table:table-cell table:style-name="ce7" office:value-type="string" calcext:value-type="string">
            <text:p><text:a xlink:href="https://leetcode.com/problems/range-sum-query-immutable/" xlink:type="simple">Range Sum Query - Immutabl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gment Trees</text:p>
          </table:table-cell>
          <table:table-cell table:style-name="ce7" office:value-type="string" calcext:value-type="string">
            <text:p><text:a xlink:href="https://cp-algorithms.com/sequences/rmq.html" xlink:type="simple">Range Minimum Query</text:a></text:p>
          </table:table-cell>
          <table:table-cell table:style-name="ce1" office:value-type="string" calcext:value-type="string">
            <text:p>Google Interview Qs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5" office:value-type="string" calcext:value-type="string">
            <text:p>Segment Trees</text:p>
          </table:table-cell>
          <table:table-cell table:style-name="ce7" office:value-type="string" calcext:value-type="string">
            <text:p><text:a xlink:href="https://leetcode.com/problems/range-sum-query-mutable/" xlink:type="simple">Range Sum Query - Mutable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gment Trees</text:p>
          </table:table-cell>
          <table:table-cell table:style-name="ce7" office:value-type="string" calcext:value-type="string">
            <text:p><text:a xlink:href="https://leetcode.com/problems/create-sorted-array-through-instructions/" xlink:type="simple">Create Sorted Array through Instructions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gment Trees</text:p>
          </table:table-cell>
          <table:table-cell table:style-name="ce7" office:value-type="string" calcext:value-type="string">
            <text:p><text:a xlink:href="https://leetcode.com/problems/count-of-range-sum/" xlink:type="simple">Count of Range Sum</text:a></text:p>
          </table:table-cell>
          <table:table-cell table:style-name="ce1" table:number-columns-repeated="3"/>
          <table:table-cell table:number-columns-repeated="1019"/>
        </table:table-row>
        <table:table-row table:style-name="ro3">
          <table:table-cell table:style-name="ce5" office:value-type="string" calcext:value-type="string">
            <text:p>Segment Trees</text:p>
          </table:table-cell>
          <table:table-cell table:style-name="ce7" office:value-type="string" calcext:value-type="string">
            <text:p><text:a xlink:href="https://leetcode.com/problems/count-of-smaller-numbers-after-self/" xlink:type="simple">Count of Smaller Numbers After Self</text:a></text:p>
          </table:table-cell>
          <table:table-cell table:style-name="ce1" table:number-columns-repeated="3"/>
          <table:table-cell table:number-columns-repeated="1019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21:41:58.061000000</meta:creation-date>
    <dc:date>2022-05-09T21:48:45.232000000</dc:date>
    <meta:editing-duration>PT6M47S</meta:editing-duration>
    <meta:editing-cycles>1</meta:editing-cycles>
    <meta:document-statistic meta:table-count="1" meta:cell-count="796" meta:object-count="0"/>
    <meta:generator>LibreOffice/7.3.2.2$Windows_X86_64 LibreOffice_project/49f2b1bff42cfccbd8f788c8dc32c1c309559be0</meta:generator>
  </office:meta>
</office:document-meta>
</file>